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232199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P3" style:family="paragraph" style:parent-style-name="Standard">
      <style:text-properties style:font-name="Iosevka Slab" fo:font-size="10pt" officeooo:paragraph-rsid="0031d91d" style:font-size-asian="10pt" style:font-size-complex="10pt"/>
    </style:style>
    <style:style style:name="P4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P5" style:family="paragraph" style:parent-style-name="Standard">
      <style:text-properties officeooo:paragraph-rsid="0031d91d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P8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22eff4" style:font-size-asian="10pt" style:font-size-complex="10pt"/>
    </style:style>
    <style:style style:name="P9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P10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1.499cm" fo:margin-right="0cm" fo:text-align="start" style:justify-single-word="false" fo:text-indent="0cm" style:auto-text-indent="false" style:page-number="auto" fo:break-before="page" fo:background-color="transparent"/>
      <style:text-properties style:font-name="Iosevka Slab" fo:font-size="10pt" officeooo:rsid="0035680d" officeooo:paragraph-rsid="0035680d" style:font-size-asian="8.75pt" style:font-size-complex="10pt"/>
    </style:style>
    <style:style style:name="P12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P13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P15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T1" style:family="text">
      <style:text-properties officeooo:rsid="001fc3f8"/>
    </style:style>
    <style:style style:name="T2" style:family="text">
      <style:text-properties officeooo:rsid="0021e774"/>
    </style:style>
    <style:style style:name="T3" style:family="text">
      <style:text-properties officeooo:rsid="0024a19e"/>
    </style:style>
    <style:style style:name="T4" style:family="text">
      <style:text-properties officeooo:rsid="00387255"/>
    </style:style>
    <style:style style:name="T5" style:family="text">
      <style:text-properties officeooo:rsid="003c70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Iosevka Slab" svg:font-family="'Iosevka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E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8.997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5.311cm"/>
    </style:style>
    <style:style style:name="Table1.D" style:family="table-column">
      <style:table-column-properties style:column-width="5.186cm"/>
    </style:style>
    <style:style style:name="Table1.A1" style:family="table-cell">
      <style:table-cell-properties fo:padding="0.097cm" fo:border-left="1pt solid #000000" fo:border-right="none" fo:border-top="1pt solid #000000" fo:border-bottom="1pt solid #000000"/>
    </style:style>
    <style:style style:name="Table1.D1" style:family="table-cell">
      <style:table-cell-properties fo:padding="0.097cm" fo:border="1pt solid #000000"/>
    </style:style>
    <style:style style:name="Table1.2" style:family="table-row">
      <style:table-row-properties style:min-row-height="0.624cm"/>
    </style:style>
    <style:style style:name="Table1.A2" style:family="table-cell">
      <style:table-cell-properties fo:padding="0.097cm" fo:border-left="1pt solid #000000" fo:border-right="none" fo:border-top="none" fo:border-bottom="none"/>
    </style:style>
    <style:style style:name="Table1.D2" style:family="table-cell">
      <style:table-cell-properties fo:padding="0.097cm" fo:border-left="1pt solid #000000" fo:border-right="1pt solid #000000" fo:border-top="none" fo:border-bottom="none"/>
    </style:style>
    <style:style style:name="Table1.A3" style:family="table-cell">
      <style:table-cell-properties fo:padding="0.097cm" fo:border-left="1pt solid #000000" fo:border-right="none" fo:border-top="none" fo:border-bottom="1pt solid #000000"/>
    </style:style>
    <style:style style:name="Table1.D3" style:family="table-cell">
      <style:table-cell-properties fo:padding="0.097cm" fo:border-left="1pt solid #000000" fo:border-right="1pt solid #000000" fo:border-top="none" fo:border-bottom="1pt solid #000000"/>
    </style:style>
    <style:style style:name="Table1.A6" style:family="table-cell">
      <style:table-cell-properties style:border-line-width-bottom="0.028cm 0.028cm 0.028cm" fo:padding="0.097cm" fo:border-left="1pt solid #000000" fo:border-right="1pt solid #000000" fo:border-top="none" fo:border-bottom="2.35pt double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cm" style:rel-column-width="3449*"/>
    </style:style>
    <style:style style:name="Table3.D" style:family="table-column">
      <style:table-column-properties style:column-width="2cm" style:rel-column-width="6899*"/>
    </style:style>
    <style:style style:name="Table3.E" style:family="table-column">
      <style:table-column-properties style:column-width="1.251cm" style:rel-column-width="4313*"/>
    </style:style>
    <style:style style:name="Table3.G" style:family="table-column">
      <style:table-column-properties style:column-width="0.998cm" style:rel-column-width="3443*"/>
    </style:style>
    <style:style style:name="Table3.L" style:family="table-column">
      <style:table-column-properties style:column-width="2.499cm" style:rel-column-width="8620*"/>
    </style:style>
    <style:style style:name="Table3.M" style:family="table-column">
      <style:table-column-properties style:column-width="2.002cm" style:rel-column-width="6904*"/>
    </style:style>
    <style:style style:name="Table3.1" style:family="table-row">
      <style:table-row-properties style:min-row-height="0cm"/>
    </style:style>
    <style:style style:name="Table3.A1" style:family="table-cell">
      <style:table-cell-properties fo:padding="0.097cm" fo:border-left="1pt solid #000000" fo:border-right="none" fo:border-top="1pt solid #000000" fo:border-bottom="1pt solid #000000"/>
    </style:style>
    <style:style style:name="Table3.F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3.L1" style:family="table-cell">
      <style:table-cell-properties style:vertical-align="middle" fo:padding="0.097cm" fo:border-left="1pt solid #000000" fo:border-right="none" fo:border-top="1pt solid #000000" fo:border-bottom="none"/>
    </style:style>
    <style:style style:name="Table3.M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e3.A2" style:family="table-cell">
      <style:table-cell-properties fo:padding="0.097cm" fo:border-left="1pt solid #000000" fo:border-right="none" fo:border-top="none" fo:border-bottom="1pt solid #000000"/>
    </style:style>
    <style:style style:name="Table3.L2" style:family="table-cell">
      <style:table-cell-properties fo:padding="0.097cm" fo:border-left="1pt solid #000000" fo:border-right="none" fo:border-top="1pt solid #000000" fo:border-bottom="none"/>
    </style:style>
    <style:style style:name="Table3.M2" style:family="table-cell">
      <style:table-cell-properties fo:padding="0.097cm" fo:border-left="1pt solid #000000" fo:border-right="1pt solid #000000" fo:border-top="1pt solid #000000" fo:border-bottom="none"/>
    </style:style>
    <style:style style:name="Table3.3" style:family="table-row">
      <style:table-row-properties style:min-row-height="0.263cm"/>
    </style:style>
    <style:style style:name="Table3.A3" style:family="table-cell">
      <style:table-cell-properties fo:padding="0.097cm" fo:border-left="1pt solid #000000" fo:border-right="none" fo:border-top="none" fo:border-bottom="1pt solid #000000"/>
    </style:style>
    <style:style style:name="Table3.L3" style:family="table-cell">
      <style:table-cell-properties fo:padding="0.097cm" fo:border-left="1pt solid #000000" fo:border-right="none" fo:border-top="none" fo:border-bottom="1pt solid #000000"/>
    </style:style>
    <style:style style:name="Table3.M3" style:family="table-cell">
      <style:table-cell-properties fo:padding="0.097cm" fo:border-left="1pt solid #000000" fo:border-right="1pt solid #000000" fo:border-top="none" fo:border-bottom="1pt solid #000000"/>
    </style:style>
    <style:style style:name="Table3.4" style:family="table-row">
      <style:table-row-properties style:min-row-height="1.27cm"/>
    </style:style>
    <style:style style:name="Table3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3.L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3.A6" style:family="table-cell">
      <style:table-cell-properties fo:padding="0.097cm" fo:border-left="1pt solid #000000" fo:border-right="none" fo:border-top="none" fo:border-bottom="1pt solid #000000"/>
    </style:style>
    <style:style style:name="Table3.B6" style:family="table-cell">
      <style:table-cell-properties fo:padding="0.097cm" fo:border-left="1pt solid #000000" fo:border-right="none" fo:border-top="none" fo:border-bottom="1pt solid #000000"/>
    </style:style>
    <style:style style:name="Table3.D6" style:family="table-cell">
      <style:table-cell-properties fo:padding="0.097cm" fo:border-left="1pt solid #000000" fo:border-right="none" fo:border-top="none" fo:border-bottom="1pt solid #000000"/>
    </style:style>
    <style:style style:name="Table3.E6" style:family="table-cell">
      <style:table-cell-properties fo:padding="0.097cm" fo:border-left="1pt solid #000000" fo:border-right="none" fo:border-top="none" fo:border-bottom="1pt solid #000000"/>
    </style:style>
    <style:style style:name="Table3.G6" style:family="table-cell">
      <style:table-cell-properties fo:padding="0.097cm" fo:border-left="1pt solid #000000" fo:border-right="none" fo:border-top="none" fo:border-bottom="1pt solid #000000"/>
    </style:style>
    <style:style style:name="Table3.I6" style:family="table-cell">
      <style:table-cell-properties fo:padding="0.097cm" fo:border-left="1pt solid #000000" fo:border-right="none" fo:border-top="none" fo:border-bottom="1pt solid #000000"/>
    </style:style>
    <style:style style:name="Table3.J6" style:family="table-cell">
      <style:table-cell-properties fo:padding="0.097cm" fo:border-left="1pt solid #000000" fo:border-right="none" fo:border-top="none" fo:border-bottom="1pt solid #000000"/>
    </style:style>
    <style:style style:name="Table3.K6" style:family="table-cell">
      <style:table-cell-properties fo:padding="0.097cm" fo:border-left="1pt solid #000000" fo:border-right="none" fo:border-top="none" fo:border-bottom="1pt solid #000000"/>
    </style:style>
    <style:style style:name="Table3.L6" style:family="table-cell">
      <style:table-cell-properties fo:padding="0.097cm" fo:border-left="1pt solid #000000" fo:border-right="none" fo:border-top="none" fo:border-bottom="1pt solid #000000"/>
    </style:style>
    <style:style style:name="Table3.M6" style:family="table-cell">
      <style:table-cell-properties fo:padding="0.097cm" fo:border-left="1pt solid #000000" fo:border-right="1pt solid #000000" fo:border-top="none" fo:border-bottom="1pt solid #000000"/>
    </style:style>
    <style:style style:name="MP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pag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Iosevka Slab" fo:font-size="10pt" fo:font-weight="bold" officeooo:rsid="00232199" officeooo:paragraph-rsid="0031d91d" style:font-size-asian="10pt" style:font-size-complex="10pt"/>
    </style:style>
    <style:style style:name="MP3" style:family="paragraph" style:parent-style-name="Standard">
      <style:text-properties style:font-name="Iosevka Slab" fo:font-size="2pt" officeooo:paragraph-rsid="0031d91d" style:font-size-asian="1.75pt" style:font-size-complex="2pt"/>
    </style:style>
    <style:style style:name="MP4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22eff4" officeooo:paragraph-rsid="0031d91d" style:font-size-asian="10pt" style:font-size-complex="10pt"/>
    </style:style>
    <style:style style:name="MP5" style:family="paragraph" style:parent-style-name="Standard">
      <loext:graphic-properties draw:fill="none"/>
      <style:paragraph-properties fo:margin-left="1cm" fo:margin-right="0cm" fo:text-indent="0cm" style:auto-text-indent="false" fo:background-color="transparent"/>
      <style:text-properties style:font-name="Iosevka Slab" fo:font-size="10pt" officeooo:rsid="001fc3f8" officeooo:paragraph-rsid="0031d91d" style:font-size-asian="10pt" style:font-size-complex="10pt"/>
    </style:style>
    <style:style style:name="MP6" style:family="paragraph" style:parent-style-name="Table_20_Contents">
      <style:text-properties style:font-name="Iosevka Slab" fo:font-size="10pt" officeooo:paragraph-rsid="0031d91d" style:font-size-asian="10pt" style:font-size-complex="10pt"/>
    </style:style>
    <style:style style:name="MP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Iosevka Slab" fo:font-size="10pt" officeooo:paragraph-rsid="0031d91d" style:font-size-asian="10pt" style:font-size-complex="10pt"/>
    </style:style>
    <style:style style:name="MP8" style:family="paragraph" style:parent-style-name="Table_20_Contents">
      <style:paragraph-properties fo:text-align="start" style:justify-single-word="false"/>
      <style:text-properties style:font-name="Iosevka Slab" fo:font-size="10pt" officeooo:paragraph-rsid="0031d91d" style:font-size-asian="10pt" style:font-size-complex="10pt"/>
    </style:style>
    <style:style style:name="MP9" style:family="paragraph" style:parent-style-name="Table_20_Contents">
      <style:paragraph-properties fo:text-align="start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0" style:family="paragraph" style:parent-style-name="Table_20_Contents">
      <style:paragraph-properties fo:text-align="center" style:justify-single-word="false"/>
      <style:text-properties style:font-name="Iosevka Slab" fo:font-size="10pt" officeooo:rsid="002d7fdb" officeooo:paragraph-rsid="0031d91d" style:font-size-asian="10pt" style:font-size-complex="10pt"/>
    </style:style>
    <style:style style:name="MP11" style:family="paragraph" style:parent-style-name="Table_20_Contents">
      <style:paragraph-properties fo:text-align="center" style:justify-single-word="false"/>
      <style:text-properties style:font-name="Iosevka Slab" fo:font-size="10pt" officeooo:rsid="001fc3f8" officeooo:paragraph-rsid="0031d91d" style:font-size-asian="10pt" style:font-size-complex="10pt"/>
    </style:style>
    <style:style style:name="MP12" style:family="paragraph" style:parent-style-name="Table_20_Contents">
      <style:paragraph-properties fo:text-align="center" style:justify-single-word="false"/>
      <style:text-properties style:font-name="Iosevka Slab" fo:font-size="10pt" fo:font-weight="bold" officeooo:rsid="001fc3f8" officeooo:paragraph-rsid="0031d91d" style:font-size-asian="10pt" style:font-weight-asian="bold" style:font-size-complex="10pt" style:font-weight-complex="bold"/>
    </style:style>
    <style:style style:name="MP13" style:family="paragraph" style:parent-style-name="Standard">
      <style:paragraph-properties fo:text-align="center" style:justify-single-word="false"/>
      <style:text-properties style:font-name="Iosevka Slab" fo:font-size="10pt" officeooo:paragraph-rsid="0031d91d" style:font-size-asian="8.75pt" style:font-size-complex="10pt"/>
    </style:style>
    <style:style style:name="MP14" style:family="paragraph" style:parent-style-name="Table_20_Contents">
      <style:text-properties style:font-name="Iosevka Slab" fo:font-size="10pt" officeooo:rsid="0024a19e" officeooo:paragraph-rsid="0031d91d" style:font-size-asian="10pt" style:font-size-complex="10pt"/>
    </style:style>
    <style:style style:name="MP15" style:family="paragraph" style:parent-style-name="Standard">
      <style:text-properties style:font-name="Iosevka Slab" fo:font-size="10pt" officeooo:paragraph-rsid="0031d91d" style:font-size-asian="10pt" style:font-size-complex="10pt"/>
    </style:style>
    <style:style style:name="MP16" style:family="paragraph" style:parent-style-name="Table_20_Contents">
      <style:paragraph-properties fo:text-align="center" style:justify-single-word="false"/>
      <style:text-properties style:font-name="Iosevka Slab" fo:font-size="10pt" officeooo:rsid="0024a19e" officeooo:paragraph-rsid="0031d91d" style:font-size-asian="10pt" style:font-size-complex="10pt"/>
    </style:style>
    <style:style style:name="MP17" style:family="paragraph" style:parent-style-name="Table_20_Contents">
      <style:paragraph-properties fo:text-align="center" style:justify-single-word="false"/>
      <style:text-properties style:font-name="Iosevka Slab" fo:font-size="10pt" officeooo:paragraph-rsid="0031d91d" style:font-size-asian="10pt" style:font-size-complex="10pt"/>
    </style:style>
    <style:style style:name="MT1" style:family="text">
      <style:text-properties officeooo:rsid="001fc3f8"/>
    </style:style>
    <style:style style:name="MT2" style:family="text">
      <style:text-properties officeooo:rsid="0024a19e"/>
    </style:style>
    <style:style style:name="MT3" style:family="text">
      <style:text-properties officeooo:rsid="0021e77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/>
      </style:header-style>
      <style:footer-style>
        <style:header-footer-properties fo:min-height="1.101cm" fo:margin-left="0cm" fo:margin-right="0cm" fo:margin-top="1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AF 26 MESSAGE FORM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Line128846512">
            <table:table-cell table:style-name="Table1.A1" table:number-columns-spanned="3" office:value-type="string">
              <text:p text:style-name="MP6"/>
            </table:table-cell>
            <table:covered-table-cell/>
            <table:covered-table-cell/>
            <table:table-cell table:style-name="Table1.D1" office:value-type="string">
              <text:p text:style-name="MP7"><text:s/>Nº <text:span text:style-name="MT1">OF GPS</text:span></text:p>
            </table:table-cell>
          </table:table-row>
          <table:table-row table:style-name="Table1.2">
            <table:table-cell table:style-name="Table1.A2" office:value-type="string">
              <text:p text:style-name="MP8"><text:s/><text:span text:style-name="MT1">PRECEDENCE – ACTION</text:span></text:p>
            </table:table-cell>
            <table:table-cell table:style-name="Table1.A2" office:value-type="string">
              <text:p text:style-name="MP9"><text:s/>PRECEDENCE – INFO</text:p>
            </table:table-cell>
            <table:table-cell table:style-name="Table1.A2" office:value-type="string">
              <text:p text:style-name="MP9"><text:s/>DATE – TIME – MONTH – YEAR</text:p>
            </table:table-cell>
            <table:table-cell table:style-name="Table1.D2" office:value-type="string">
              <text:p text:style-name="MP9"><text:s/>SECURITY CLASSIFICATION</text:p>
            </table:table-cell>
          </table:table-row>
          <table:table-row table:style-name="Table1.2"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0"><text:drop-down text:name=""><text:label text:current-selected="true" text:value="          "/><text:label text:value="ROUTINE"/><text:label text:value="PRIORITY"/><text:label text:value="IMMEDIATE"/><text:label text:value="FLASH"/>          </text:drop-down></text:p>
            </table:table-cell>
            <table:table-cell table:style-name="Table1.A3" office:value-type="string">
              <text:p text:style-name="MP11"/>
            </table:table-cell>
            <table:table-cell table:style-name="Table1.D3" office:value-type="string">
              <text:p text:style-name="MP12"><text:drop-down text:name=""><text:label text:current-selected="true" text:value="                    "/><text:label text:value="U N C L A S"/><text:label text:value="R E S T R I C T E D"/><text:label text:value="C O N F I D E N T I A L"/><text:label text:value="S E C R E T"/><text:label text:value="T O P   S E C R E T"/>                    </text:drop-down></text:p>
            </table:table-cell>
          </table:table-row>
          <table:table-row table:style-name="TableLine101542752">
            <table:table-cell table:style-name="Table1.A3" table:number-columns-spanned="3" office:value-type="string">
              <text:p text:style-name="MP8"><text:s/><text:span text:style-name="MT1">FROM: <text:s text:c="7"/></text:span></text:p>
            </table:table-cell>
            <table:covered-table-cell/>
            <table:covered-table-cell/>
            <table:table-cell table:style-name="Table1.D2" office:value-type="string">
              <text:p text:style-name="MP9"><text:s/>DELIVERY INDICATOR</text:p>
            </table:table-cell>
          </table:table-row>
          <table:table-row table:style-name="TableLine85920720">
            <table:table-cell table:style-name="Table1.A3" table:number-columns-spanned="3" office:value-type="string">
              <text:p text:style-name="MP6"><text:s/><text:span text:style-name="MT1">TO (ACTION): </text:span></text:p>
            </table:table-cell>
            <table:covered-table-cell/>
            <table:covered-table-cell/>
            <table:table-cell table:style-name="Table1.D3" office:value-type="string">
              <text:p text:style-name="MP13"/>
            </table:table-cell>
          </table:table-row>
          <table:table-row table:style-name="TableLine98163120">
            <table:table-cell table:style-name="Table1.A6" table:number-columns-spanned="4" office:value-type="string">
              <text:p text:style-name="MP6"><text:s/><text:span text:style-name="MT1">TO (INFO): <text:s text:c="2"/></text:span></text:p>
            </table:table-cell>
            <table:covered-table-cell/>
            <table:covered-table-cell/>
            <table:covered-table-cell/>
          </table:table-row>
        </table:table>
        <text:p text:style-name="MP3"/>
      </style:header>
      <style:footer>
        <text:p text:style-name="MP4">BT</text:p>
        <text:p text:style-name="MP5"/>
        <text:p text:style-name="MP5"/>
        <text:p text:style-name="MP4">N N N N</text:p>
        <text:p text:style-name="MP5"/>
        <text:p text:style-name="MP5"/>
        <text:p text:style-name="MP5"/>
        <table:table table:name="Table3" table:style-name="Table3">
          <table:table-column table:style-name="Table3.A" table:number-columns-repeated="3"/>
          <table:table-column table:style-name="Table3.D"/>
          <table:table-column table:style-name="Table3.E" table:number-columns-repeated="2"/>
          <table:table-column table:style-name="Table3.G"/>
          <table:table-column table:style-name="Table3.A" table:number-columns-repeated="2"/>
          <table:table-column table:style-name="Table3.D" table:number-columns-repeated="2"/>
          <table:table-column table:style-name="Table3.L"/>
          <table:table-column table:style-name="Table3.M"/>
          <table:table-row table:style-name="Table3.1">
            <table:table-cell table:style-name="Table3.A1" table:number-columns-spanned="5" office:value-type="string">
              <text:p text:style-name="MP14"><text:s/>INTERNAL DISTR: </text:p>
            </table:table-cell>
            <table:covered-table-cell/>
            <table:covered-table-cell/>
            <table:covered-table-cell/>
            <table:covered-table-cell/>
            <table:table-cell table:style-name="Table3.F1" table:number-rows-spanned="3" table:number-columns-spanned="2" office:value-type="string">
              <text:p text:style-name="MP6"><text:s/><text:span text:style-name="MT2">DRAFTERS</text:span></text:p>
              <text:p text:style-name="MP6"><text:s/><text:span text:style-name="MT2">NAME</text:span></text:p>
            </table:table-cell>
            <table:covered-table-cell/>
            <table:table-cell table:style-name="Table3.F1" table:number-rows-spanned="3" table:number-columns-spanned="4" office:value-type="string">
              <text:p text:style-name="MP6"><text:s/></text:p>
            </table:table-cell>
            <table:covered-table-cell/>
            <table:covered-table-cell/>
            <table:covered-table-cell/>
            <table:table-cell table:style-name="Table3.L1" table:number-rows-spanned="2" office:value-type="string">
              <text:p text:style-name="MP6"><text:s/><text:span text:style-name="MT2">BRANCH</text:span></text:p>
            </table:table-cell>
            <table:table-cell table:style-name="Table3.M1" table:number-rows-spanned="2" office:value-type="string">
              <text:p text:style-name="MP6"><text:s/><text:span text:style-name="MT2">EXTN</text:span></text:p>
            </table:table-cell>
          </table:table-row>
          <table:table-row table:style-name="Table3.1">
            <table:table-cell table:style-name="Table3.A3" table:number-rows-spanned="2" table:number-columns-spanned="5" office:value-type="string">
              <text:p text:style-name="MP14"><text:s/>FILE REF: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3.3"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e3.L3" office:value-type="string">
              <text:p text:style-name="MP15"><text:s/></text:p>
            </table:table-cell>
            <table:table-cell table:style-name="Table3.M3" office:value-type="string">
              <text:p text:style-name="MP15"><text:s/></text:p>
            </table:table-cell>
          </table:table-row>
          <table:table-row table:style-name="Table3.4">
            <table:table-cell table:style-name="Table3.A4" table:number-columns-spanned="2" office:value-type="string">
              <text:p text:style-name="MP14"><text:s/>PAGE </text:p>
              <text:p text:style-name="MP14"><text:s/>OF <text:s text:c="2"/></text:p>
            </table:table-cell>
            <table:covered-table-cell/>
            <table:table-cell table:style-name="Table3.A4" table:number-columns-spanned="3" office:value-type="string">
              <text:p text:style-name="MP6"><text:s/><text:span text:style-name="MT2">DOES THIS MSG REFER</text:span></text:p>
              <text:p text:style-name="MP6"><text:s/><text:span text:style-name="MT2">TO A CLASSIFIED MSG</text:span></text:p>
            </table:table-cell>
            <table:covered-table-cell/>
            <table:covered-table-cell/>
            <table:table-cell table:style-name="Table3.A4" table:number-columns-spanned="2" office:value-type="string">
              <text:p text:style-name="MP16"><text:drop-down text:name=""><text:label text:value="   "/><text:label text:value="Yes"/><text:label text:value="No"/>   </text:drop-down></text:p>
            </table:table-cell>
            <table:covered-table-cell/>
            <table:table-cell table:style-name="Table3.A4" table:number-columns-spanned="4" office:value-type="string">
              <text:p text:style-name="MP6"><text:s/><text:span text:style-name="MT2">RELEASING OFFICERS</text:span></text:p>
              <text:p text:style-name="MP6"><text:s/><text:span text:style-name="MT2">SIGNATURE AND RANK</text:span></text:p>
            </table:table-cell>
            <table:covered-table-cell/>
            <table:covered-table-cell/>
            <table:covered-table-cell/>
            <table:table-cell table:style-name="Table3.L4" table:number-columns-spanned="2" office:value-type="string">
              <text:p text:style-name="MP6"><text:s/></text:p>
            </table:table-cell>
            <table:covered-table-cell/>
          </table:table-row>
          <table:table-row table:style-name="TableLine148627184">
            <table:table-cell table:style-name="Table3.A4" office:value-type="string">
              <text:p text:style-name="MP6"><text:s/><text:span text:style-name="MT3">R</text:span></text:p>
            </table:table-cell>
            <table:table-cell table:style-name="Table3.A4" table:number-columns-spanned="2" office:value-type="string">
              <text:p text:style-name="MP6"><text:s/><text:span text:style-name="MT3">DATE</text:span></text:p>
            </table:table-cell>
            <table:covered-table-cell/>
            <table:table-cell table:style-name="Table3.A4" office:value-type="string">
              <text:p text:style-name="MP6"><text:s/><text:span text:style-name="MT3">TIME</text:span></text:p>
            </table:table-cell>
            <table:table-cell table:style-name="Table3.A4" table:number-columns-spanned="2" office:value-type="string">
              <text:p text:style-name="MP6"><text:s/><text:span text:style-name="MT3">SYSTEM</text:span></text:p>
            </table:table-cell>
            <table:covered-table-cell/>
            <table:table-cell table:style-name="Table3.A4" table:number-columns-spanned="2" office:value-type="string">
              <text:p text:style-name="MP6"><text:s/><text:span text:style-name="MT3">OP</text:span></text:p>
            </table:table-cell>
            <table:covered-table-cell/>
            <table:table-cell table:style-name="Table3.A4" office:value-type="string">
              <text:p text:style-name="MP6"><text:s/><text:span text:style-name="MT3">D</text:span></text:p>
            </table:table-cell>
            <table:table-cell table:style-name="Table3.A4" office:value-type="string">
              <text:p text:style-name="MP6"><text:s/><text:span text:style-name="MT3">DATE</text:span></text:p>
            </table:table-cell>
            <table:table-cell table:style-name="Table3.A4" office:value-type="string">
              <text:p text:style-name="MP6"><text:s/><text:span text:style-name="MT3">TIME</text:span></text:p>
            </table:table-cell>
            <table:table-cell table:style-name="Table3.A4" office:value-type="string">
              <text:p text:style-name="MP6"><text:s/><text:span text:style-name="MT3">SYSTEM</text:span></text:p>
            </table:table-cell>
            <table:table-cell table:style-name="Table3.L4" office:value-type="string">
              <text:p text:style-name="MP6"><text:s/><text:span text:style-name="MT3">OP</text:span></text:p>
            </table:table-cell>
          </table:table-row>
          <table:table-row table:style-name="TableLine105654144">
            <table:table-cell table:style-name="Table3.A6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B6" table:number-columns-spanned="2" office:value-type="string">
              <text:p text:style-name="MP6"><text:s/></text:p>
            </table:table-cell>
            <table:covered-table-cell/>
            <table:table-cell table:style-name="Table3.D6" office:value-type="string">
              <text:p text:style-name="MP6"><text:s/></text:p>
            </table:table-cell>
            <table:table-cell table:style-name="Table3.E6" table:number-columns-spanned="2" office:value-type="string">
              <text:p text:style-name="MP6"><text:s/></text:p>
            </table:table-cell>
            <table:covered-table-cell/>
            <table:table-cell table:style-name="Table3.G6" table:number-columns-spanned="2" office:value-type="string">
              <text:p text:style-name="MP6"><text:s/></text:p>
            </table:table-cell>
            <table:covered-table-cell/>
            <table:table-cell table:style-name="Table3.I6" office:value-type="string">
              <text:p text:style-name="MP17"><text:drop-down text:name=""><text:label text:current-selected="true" text:value="   "/><text:label text:value="✔"/><text:label text:value="✘"/>   </text:drop-down></text:p>
            </table:table-cell>
            <table:table-cell table:style-name="Table3.J6" office:value-type="string">
              <text:p text:style-name="MP6"><text:s/></text:p>
            </table:table-cell>
            <table:table-cell table:style-name="Table3.K6" office:value-type="string">
              <text:p text:style-name="MP6"><text:s/></text:p>
            </table:table-cell>
            <table:table-cell table:style-name="Table3.L6" office:value-type="string">
              <text:p text:style-name="MP6"><text:s/></text:p>
            </table:table-cell>
            <table:table-cell table:style-name="Table3.M6" office:value-type="string">
              <text:p text:style-name="MP6"><text:s/>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5T14:37:39.794058696</meta:creation-date>
    <dc:date>2021-07-17T16:53:14.901190934</dc:date>
    <meta:editing-duration>PT1H27S</meta:editing-duration>
    <meta:editing-cycles>24</meta:editing-cycles>
    <meta:generator>LibreOffice/7.0.6.2$Linux_X86_64 LibreOffice_project/00$Build-2</meta:generator>
    <meta:document-statistic meta:table-count="2" meta:image-count="0" meta:object-count="0" meta:page-count="1" meta:paragraph-count="52" meta:word-count="62" meta:character-count="436" meta:non-whitespace-character-count="293"/>
  </office:meta>
</office:document-meta>
</file>